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in" fo:margin-bottom="0.1in" style:contextual-spacing="false"/>
      <style:text-properties officeooo:rsid="002110e7" officeooo:paragraph-rsid="00321cdb"/>
    </style:style>
    <style:style style:name="P2" style:family="paragraph" style:parent-style-name="Standard">
      <style:paragraph-properties fo:margin-top="0in" fo:margin-bottom="0.1in" style:contextual-spacing="false"/>
      <style:text-properties officeooo:rsid="00321cdb" officeooo:paragraph-rsid="00321cdb"/>
    </style:style>
    <style:style style:name="P3" style:family="paragraph" style:parent-style-name="Standard">
      <style:paragraph-properties fo:margin-top="0in" fo:margin-bottom="0.1in" style:contextual-spacing="false"/>
      <style:text-properties officeooo:rsid="003a72de" officeooo:paragraph-rsid="003a72de"/>
    </style:style>
    <style:style style:name="P4" style:family="paragraph" style:parent-style-name="Standard">
      <style:paragraph-properties fo:margin-top="0in" fo:margin-bottom="0.1in" style:contextual-spacing="false"/>
      <style:text-properties officeooo:rsid="003c205a" officeooo:paragraph-rsid="003c205a"/>
    </style:style>
    <style:style style:name="P5" style:family="paragraph" style:parent-style-name="Standard">
      <style:paragraph-properties fo:margin-top="0in" fo:margin-bottom="0.1in" style:contextual-spacing="false"/>
      <style:text-properties officeooo:rsid="004c16e1" officeooo:paragraph-rsid="004c16e1"/>
    </style:style>
    <style:style style:name="P6" style:family="paragraph" style:parent-style-name="Standard">
      <style:paragraph-properties fo:margin-top="0in" fo:margin-bottom="0.1in" style:contextual-spacing="false"/>
      <style:text-properties officeooo:rsid="005abc70" officeooo:paragraph-rsid="005abc70"/>
    </style:style>
    <style:style style:name="P7" style:family="paragraph" style:parent-style-name="Standard">
      <style:paragraph-properties fo:margin-top="0in" fo:margin-bottom="0.1in" style:contextual-spacing="false"/>
      <style:text-properties officeooo:rsid="0065c0bd" officeooo:paragraph-rsid="0065f234"/>
    </style:style>
    <style:style style:name="P8" style:family="paragraph" style:parent-style-name="Standard">
      <style:paragraph-properties fo:margin-top="0in" fo:margin-bottom="0.1in" style:contextual-spacing="false"/>
      <style:text-properties officeooo:rsid="00866f14" officeooo:paragraph-rsid="00866f14"/>
    </style:style>
    <style:style style:name="P9" style:family="paragraph" style:parent-style-name="Standard">
      <style:paragraph-properties fo:margin-top="0in" fo:margin-bottom="0.1in" style:contextual-spacing="false"/>
      <style:text-properties officeooo:rsid="0087189c" officeooo:paragraph-rsid="0087189c"/>
    </style:style>
    <style:style style:name="P10" style:family="paragraph" style:parent-style-name="Standard">
      <style:paragraph-properties fo:margin-top="0in" fo:margin-bottom="0.1in" style:contextual-spacing="false"/>
      <style:text-properties officeooo:rsid="0097ec1c" officeooo:paragraph-rsid="0097ec1c"/>
    </style:style>
    <style:style style:name="P11" style:family="paragraph" style:parent-style-name="Standard">
      <style:paragraph-properties fo:margin-top="0in" fo:margin-bottom="0.1in" style:contextual-spacing="false"/>
      <style:text-properties officeooo:rsid="009b6810" officeooo:paragraph-rsid="00a1ae19"/>
    </style:style>
    <style:style style:name="P12" style:family="paragraph" style:parent-style-name="Standard">
      <style:paragraph-properties fo:margin-top="0in" fo:margin-bottom="0.1in" style:contextual-spacing="false"/>
      <style:text-properties officeooo:rsid="00c53ceb" officeooo:paragraph-rsid="00c53ceb"/>
    </style:style>
    <style:style style:name="P13" style:family="paragraph" style:parent-style-name="Standard">
      <style:paragraph-properties fo:margin-top="0in" fo:margin-bottom="0.1in" style:contextual-spacing="false"/>
      <style:text-properties officeooo:rsid="00c634cd" officeooo:paragraph-rsid="00c634cd"/>
    </style:style>
    <style:style style:name="P14" style:family="paragraph" style:parent-style-name="Standard">
      <style:paragraph-properties fo:margin-top="0in" fo:margin-bottom="0.1in" style:contextual-spacing="false"/>
      <style:text-properties officeooo:rsid="00d84a73" officeooo:paragraph-rsid="00d84a73"/>
    </style:style>
    <style:style style:name="P15" style:family="paragraph" style:parent-style-name="Standard">
      <style:paragraph-properties fo:margin-top="0in" fo:margin-bottom="0.1in" style:contextual-spacing="false"/>
      <style:text-properties officeooo:rsid="00da40a8" officeooo:paragraph-rsid="00da40a8"/>
    </style:style>
    <style:style style:name="P16" style:family="paragraph" style:parent-style-name="Standard">
      <style:paragraph-properties fo:margin-top="0in" fo:margin-bottom="0.1in" style:contextual-spacing="false"/>
      <style:text-properties officeooo:rsid="00e504c5" officeooo:paragraph-rsid="00e504c5"/>
    </style:style>
    <style:style style:name="P17" style:family="paragraph" style:parent-style-name="Standard">
      <style:paragraph-properties fo:margin-top="0in" fo:margin-bottom="0.1in" style:contextual-spacing="false"/>
      <style:text-properties officeooo:rsid="00ef53ac" officeooo:paragraph-rsid="00ef53ac"/>
    </style:style>
    <style:style style:name="P18" style:family="paragraph" style:parent-style-name="Standard">
      <style:paragraph-properties fo:margin-top="0in" fo:margin-bottom="0.1in" style:contextual-spacing="false"/>
      <style:text-properties officeooo:rsid="00f0f597" officeooo:paragraph-rsid="00f0f597"/>
    </style:style>
    <style:style style:name="P19" style:family="paragraph" style:parent-style-name="Standard">
      <style:paragraph-properties fo:margin-top="0in" fo:margin-bottom="0.1in" style:contextual-spacing="false"/>
      <style:text-properties officeooo:rsid="00f7a677" officeooo:paragraph-rsid="00f7a677"/>
    </style:style>
    <style:style style:name="P20" style:family="paragraph" style:parent-style-name="Standard">
      <style:paragraph-properties fo:margin-top="0in" fo:margin-bottom="0.1in" style:contextual-spacing="false"/>
      <style:text-properties officeooo:rsid="00fa02c4" officeooo:paragraph-rsid="00fa02c4"/>
    </style:style>
    <style:style style:name="P21" style:family="paragraph" style:parent-style-name="Standard">
      <style:paragraph-properties fo:margin-top="0in" fo:margin-bottom="0.1in" style:contextual-spacing="false"/>
      <style:text-properties officeooo:rsid="00a47fdc" officeooo:paragraph-rsid="00a47fdc"/>
    </style:style>
    <style:style style:name="P22" style:family="paragraph" style:parent-style-name="Standard">
      <style:paragraph-properties fo:margin-top="0in" fo:margin-bottom="0.1in" style:contextual-spacing="false"/>
      <style:text-properties officeooo:rsid="0111544f" officeooo:paragraph-rsid="0111544f"/>
    </style:style>
    <style:style style:name="P23" style:family="paragraph" style:parent-style-name="Standard">
      <style:paragraph-properties fo:margin-top="0in" fo:margin-bottom="0.1in" style:contextual-spacing="false"/>
      <style:text-properties officeooo:rsid="011a8d25" officeooo:paragraph-rsid="011a8d25"/>
    </style:style>
    <style:style style:name="P24" style:family="paragraph" style:parent-style-name="Standard">
      <style:paragraph-properties fo:margin-top="0in" fo:margin-bottom="0.1in" style:contextual-spacing="false"/>
      <style:text-properties officeooo:rsid="012612ae" officeooo:paragraph-rsid="012612ae"/>
    </style:style>
    <style:style style:name="P25" style:family="paragraph" style:parent-style-name="Standard">
      <style:paragraph-properties fo:margin-top="0in" fo:margin-bottom="0.1in" style:contextual-spacing="false"/>
      <style:text-properties officeooo:rsid="01339fae" officeooo:paragraph-rsid="01339fae"/>
    </style:style>
    <style:style style:name="P26" style:family="paragraph" style:parent-style-name="Standard">
      <style:paragraph-properties fo:margin-top="0in" fo:margin-bottom="0.1in" style:contextual-spacing="false"/>
      <style:text-properties officeooo:rsid="014874fb" officeooo:paragraph-rsid="014874fb"/>
    </style:style>
    <style:style style:name="P27" style:family="paragraph" style:parent-style-name="Standard">
      <style:paragraph-properties fo:margin-top="0in" fo:margin-bottom="0.1in" style:contextual-spacing="false"/>
      <style:text-properties officeooo:rsid="015306de" officeooo:paragraph-rsid="015306de"/>
    </style:style>
    <style:style style:name="P28" style:family="paragraph" style:parent-style-name="Standard">
      <style:paragraph-properties fo:margin-top="0in" fo:margin-bottom="0.1in" style:contextual-spacing="false"/>
      <style:text-properties officeooo:rsid="015821ca" officeooo:paragraph-rsid="015d2ef8"/>
    </style:style>
    <style:style style:name="P29" style:family="paragraph" style:parent-style-name="Standard">
      <style:paragraph-properties fo:margin-top="0in" fo:margin-bottom="0.1in" style:contextual-spacing="false"/>
      <style:text-properties officeooo:rsid="016ab635" officeooo:paragraph-rsid="016ab635"/>
    </style:style>
    <style:style style:name="P30" style:family="paragraph" style:parent-style-name="Standard">
      <style:paragraph-properties fo:margin-top="0in" fo:margin-bottom="0.1in" style:contextual-spacing="false"/>
      <style:text-properties officeooo:rsid="01809393" officeooo:paragraph-rsid="01809393"/>
    </style:style>
    <style:style style:name="P31" style:family="paragraph" style:parent-style-name="Standard">
      <style:paragraph-properties fo:margin-top="0in" fo:margin-bottom="0.1in" style:contextual-spacing="false"/>
      <style:text-properties officeooo:rsid="01856e9c" officeooo:paragraph-rsid="01856e9c"/>
    </style:style>
    <style:style style:name="P32" style:family="paragraph" style:parent-style-name="Standard">
      <style:paragraph-properties fo:margin-top="0in" fo:margin-bottom="0.1in" style:contextual-spacing="false"/>
      <style:text-properties officeooo:rsid="0197cfbe" officeooo:paragraph-rsid="0197cfbe"/>
    </style:style>
    <style:style style:name="P33" style:family="paragraph" style:parent-style-name="Standard">
      <style:paragraph-properties fo:margin-top="0in" fo:margin-bottom="0.1in" style:contextual-spacing="false"/>
      <style:text-properties officeooo:rsid="01982fb5" officeooo:paragraph-rsid="01982fb5"/>
    </style:style>
    <style:style style:name="P34" style:family="paragraph" style:parent-style-name="Standard">
      <style:paragraph-properties fo:margin-top="0in" fo:margin-bottom="0.1in" style:contextual-spacing="false"/>
      <style:text-properties officeooo:rsid="01a3e40a" officeooo:paragraph-rsid="01a3e40a"/>
    </style:style>
    <style:style style:name="P35" style:family="paragraph" style:parent-style-name="Standard">
      <style:paragraph-properties fo:margin-top="0in" fo:margin-bottom="0.1in" style:contextual-spacing="false"/>
      <style:text-properties officeooo:rsid="0092e787" officeooo:paragraph-rsid="01a60553"/>
    </style:style>
    <style:style style:name="P36" style:family="paragraph" style:parent-style-name="Standard">
      <style:paragraph-properties fo:margin-top="0in" fo:margin-bottom="0.1in" style:contextual-spacing="false"/>
      <style:text-properties officeooo:rsid="00966d43" officeooo:paragraph-rsid="00966d43"/>
    </style:style>
    <style:style style:name="P37" style:family="paragraph" style:parent-style-name="Standard">
      <style:paragraph-properties fo:margin-top="0in" fo:margin-bottom="0.1in" style:contextual-spacing="false"/>
      <style:text-properties officeooo:rsid="01b5eea0" officeooo:paragraph-rsid="01b5eea0"/>
    </style:style>
    <style:style style:name="P38" style:family="paragraph" style:parent-style-name="Standard">
      <style:paragraph-properties fo:margin-top="0in" fo:margin-bottom="0.1in" style:contextual-spacing="false"/>
      <style:text-properties fo:font-style="italic" officeooo:rsid="01bc3519" officeooo:paragraph-rsid="01bc3519" style:font-style-asian="italic" style:font-style-complex="italic"/>
    </style:style>
    <style:style style:name="P39" style:family="paragraph" style:parent-style-name="Standard">
      <style:paragraph-properties fo:margin-top="0in" fo:margin-bottom="0.1in" style:contextual-spacing="false"/>
      <style:text-properties fo:font-style="normal" officeooo:rsid="00f0f597" officeooo:paragraph-rsid="00ef53ac" style:font-style-asian="normal" style:font-style-complex="normal"/>
    </style:style>
    <style:style style:name="P40" style:family="paragraph" style:parent-style-name="Standard">
      <style:paragraph-properties fo:margin-top="0in" fo:margin-bottom="0.1in" style:contextual-spacing="false"/>
      <style:text-properties officeooo:rsid="015823cf" officeooo:paragraph-rsid="015d2ef8"/>
    </style:style>
    <style:style style:name="T1" style:family="text">
      <style:text-properties officeooo:rsid="00230da5"/>
    </style:style>
    <style:style style:name="T2" style:family="text">
      <style:text-properties officeooo:rsid="0024a3ab"/>
    </style:style>
    <style:style style:name="T3" style:family="text">
      <style:text-properties officeooo:rsid="002b2eb7"/>
    </style:style>
    <style:style style:name="T4" style:family="text">
      <style:text-properties officeooo:rsid="002e620d"/>
    </style:style>
    <style:style style:name="T5" style:family="text">
      <style:text-properties officeooo:rsid="002eb2cc"/>
    </style:style>
    <style:style style:name="T6" style:family="text">
      <style:text-properties officeooo:rsid="00333af7"/>
    </style:style>
    <style:style style:name="T7" style:family="text">
      <style:text-properties officeooo:rsid="003cadd5"/>
    </style:style>
    <style:style style:name="T8" style:family="text">
      <style:text-properties officeooo:rsid="004534d6"/>
    </style:style>
    <style:style style:name="T9" style:family="text">
      <style:text-properties officeooo:rsid="004dff1b"/>
    </style:style>
    <style:style style:name="T10" style:family="text">
      <style:text-properties officeooo:rsid="005a786e"/>
    </style:style>
    <style:style style:name="T11" style:family="text">
      <style:text-properties officeooo:rsid="005c95fe"/>
    </style:style>
    <style:style style:name="T12" style:family="text">
      <style:text-properties officeooo:rsid="0065f234"/>
    </style:style>
    <style:style style:name="T13" style:family="text">
      <style:text-properties officeooo:rsid="006b2ead"/>
    </style:style>
    <style:style style:name="T14" style:family="text">
      <style:text-properties officeooo:rsid="006c2672"/>
    </style:style>
    <style:style style:name="T15" style:family="text">
      <style:text-properties officeooo:rsid="00851c54"/>
    </style:style>
    <style:style style:name="T16" style:family="text">
      <style:text-properties officeooo:rsid="0085cc88"/>
    </style:style>
    <style:style style:name="T17" style:family="text">
      <style:text-properties officeooo:rsid="0087189c"/>
    </style:style>
    <style:style style:name="T18" style:family="text">
      <style:text-properties officeooo:rsid="008834cc"/>
    </style:style>
    <style:style style:name="T19" style:family="text">
      <style:text-properties officeooo:rsid="008bc811"/>
    </style:style>
    <style:style style:name="T20" style:family="text">
      <style:text-properties officeooo:rsid="0097a3e7"/>
    </style:style>
    <style:style style:name="T21" style:family="text">
      <style:text-properties officeooo:rsid="00a55106"/>
    </style:style>
    <style:style style:name="T22" style:family="text">
      <style:text-properties officeooo:rsid="00ab9d8d"/>
    </style:style>
    <style:style style:name="T23" style:family="text">
      <style:text-properties officeooo:rsid="00acc24e"/>
    </style:style>
    <style:style style:name="T24" style:family="text">
      <style:text-properties officeooo:rsid="00bd03ea"/>
    </style:style>
    <style:style style:name="T25" style:family="text">
      <style:text-properties officeooo:rsid="00bd3aea"/>
    </style:style>
    <style:style style:name="T26" style:family="text">
      <style:text-properties fo:font-style="italic" officeooo:rsid="00bd3aea" style:font-style-asian="italic" style:font-style-complex="italic"/>
    </style:style>
    <style:style style:name="T27" style:family="text">
      <style:text-properties fo:font-style="italic" officeooo:rsid="00f9731b" style:font-style-asian="italic" style:font-style-complex="italic"/>
    </style:style>
    <style:style style:name="T28" style:family="text">
      <style:text-properties fo:font-style="normal" style:font-style-asian="normal" style:font-style-complex="normal"/>
    </style:style>
    <style:style style:name="T29" style:family="text">
      <style:text-properties fo:font-style="normal" officeooo:rsid="00bd3aea" style:font-style-asian="normal" style:font-style-complex="normal"/>
    </style:style>
    <style:style style:name="T30" style:family="text">
      <style:text-properties fo:font-style="normal" officeooo:rsid="00be67de" style:font-style-asian="normal" style:font-style-complex="normal"/>
    </style:style>
    <style:style style:name="T31" style:family="text">
      <style:text-properties fo:font-style="normal" officeooo:rsid="00c0336e" style:font-style-asian="normal" style:font-style-complex="normal"/>
    </style:style>
    <style:style style:name="T32" style:family="text">
      <style:text-properties fo:font-style="normal" officeooo:rsid="00c1784e" style:font-style-asian="normal" style:font-style-complex="normal"/>
    </style:style>
    <style:style style:name="T33" style:family="text">
      <style:text-properties fo:font-style="normal" officeooo:rsid="00c30e99" style:font-style-asian="normal" style:font-style-complex="normal"/>
    </style:style>
    <style:style style:name="T34" style:family="text">
      <style:text-properties fo:font-style="normal" officeooo:rsid="00c407fe" style:font-style-asian="normal" style:font-style-complex="normal"/>
    </style:style>
    <style:style style:name="T35" style:family="text">
      <style:text-properties fo:font-style="normal" officeooo:rsid="00c71e67" style:font-style-asian="normal" style:font-style-complex="normal"/>
    </style:style>
    <style:style style:name="T36" style:family="text">
      <style:text-properties fo:font-style="normal" officeooo:rsid="00c83aed" style:font-style-asian="normal" style:font-style-complex="normal"/>
    </style:style>
    <style:style style:name="T37" style:family="text">
      <style:text-properties fo:font-style="normal" officeooo:rsid="00c83b47" style:font-style-asian="normal" style:font-style-complex="normal"/>
    </style:style>
    <style:style style:name="T38" style:family="text">
      <style:text-properties fo:font-style="normal" officeooo:rsid="00c93af7" style:font-style-asian="normal" style:font-style-complex="normal"/>
    </style:style>
    <style:style style:name="T39" style:family="text">
      <style:text-properties fo:font-style="normal" officeooo:rsid="00ca9295" style:font-style-asian="normal" style:font-style-complex="normal"/>
    </style:style>
    <style:style style:name="T40" style:family="text">
      <style:text-properties fo:font-style="normal" officeooo:rsid="00cbeccf" style:font-style-asian="normal" style:font-style-complex="normal"/>
    </style:style>
    <style:style style:name="T41" style:family="text">
      <style:text-properties fo:font-style="normal" officeooo:rsid="00cc49e5" style:font-style-asian="normal" style:font-style-complex="normal"/>
    </style:style>
    <style:style style:name="T42" style:family="text">
      <style:text-properties fo:font-style="normal" officeooo:rsid="00ccfbb2" style:font-style-asian="normal" style:font-style-complex="normal"/>
    </style:style>
    <style:style style:name="T43" style:family="text">
      <style:text-properties fo:font-style="normal" officeooo:rsid="00ced0e6" style:font-style-asian="normal" style:font-style-complex="normal"/>
    </style:style>
    <style:style style:name="T44" style:family="text">
      <style:text-properties fo:font-style="normal" officeooo:rsid="00d25085" style:font-style-asian="normal" style:font-style-complex="normal"/>
    </style:style>
    <style:style style:name="T45" style:family="text">
      <style:text-properties fo:font-style="normal" officeooo:rsid="00d3881f" style:font-style-asian="normal" style:font-style-complex="normal"/>
    </style:style>
    <style:style style:name="T46" style:family="text">
      <style:text-properties fo:font-style="normal" officeooo:rsid="00d56fb5" style:font-style-asian="normal" style:font-style-complex="normal"/>
    </style:style>
    <style:style style:name="T47" style:family="text">
      <style:text-properties fo:font-style="normal" officeooo:rsid="00d698bb" style:font-style-asian="normal" style:font-style-complex="normal"/>
    </style:style>
    <style:style style:name="T48" style:family="text">
      <style:text-properties fo:font-style="normal" officeooo:rsid="00d85be7" style:font-style-asian="normal" style:font-style-complex="normal"/>
    </style:style>
    <style:style style:name="T49" style:family="text">
      <style:text-properties fo:font-style="normal" officeooo:rsid="00d91fc5" style:font-style-asian="normal" style:font-style-complex="normal"/>
    </style:style>
    <style:style style:name="T50" style:family="text">
      <style:text-properties fo:font-style="normal" officeooo:rsid="00dc2cea" style:font-style-asian="normal" style:font-style-complex="normal"/>
    </style:style>
    <style:style style:name="T51" style:family="text">
      <style:text-properties fo:font-style="normal" officeooo:rsid="00ddf5ef" style:font-style-asian="normal" style:font-style-complex="normal"/>
    </style:style>
    <style:style style:name="T52" style:family="text">
      <style:text-properties fo:font-style="normal" officeooo:rsid="00dec32d" style:font-style-asian="normal" style:font-style-complex="normal"/>
    </style:style>
    <style:style style:name="T53" style:family="text">
      <style:text-properties fo:font-style="normal" officeooo:rsid="00e03ff7" style:font-style-asian="normal" style:font-style-complex="normal"/>
    </style:style>
    <style:style style:name="T54" style:family="text">
      <style:text-properties fo:font-style="normal" officeooo:rsid="00e1812e" style:font-style-asian="normal" style:font-style-complex="normal"/>
    </style:style>
    <style:style style:name="T55" style:family="text">
      <style:text-properties fo:font-style="normal" officeooo:rsid="00e2cf81" style:font-style-asian="normal" style:font-style-complex="normal"/>
    </style:style>
    <style:style style:name="T56" style:family="text">
      <style:text-properties fo:font-style="normal" officeooo:rsid="00e4c3ca" style:font-style-asian="normal" style:font-style-complex="normal"/>
    </style:style>
    <style:style style:name="T57" style:family="text">
      <style:text-properties fo:font-style="normal" officeooo:rsid="00e4e498" style:font-style-asian="normal" style:font-style-complex="normal"/>
    </style:style>
    <style:style style:name="T58" style:family="text">
      <style:text-properties fo:font-style="normal" officeooo:rsid="00e5e1f7" style:font-style-asian="normal" style:font-style-complex="normal"/>
    </style:style>
    <style:style style:name="T59" style:family="text">
      <style:text-properties fo:font-style="normal" officeooo:rsid="00eb538e" style:font-style-asian="normal" style:font-style-complex="normal"/>
    </style:style>
    <style:style style:name="T60" style:family="text">
      <style:text-properties fo:font-style="normal" officeooo:rsid="00f08171" style:font-style-asian="normal" style:font-style-complex="normal"/>
    </style:style>
    <style:style style:name="T61" style:family="text">
      <style:text-properties fo:font-style="normal" officeooo:rsid="00f0f597" style:font-style-asian="normal" style:font-style-complex="normal"/>
    </style:style>
    <style:style style:name="T62" style:family="text">
      <style:text-properties fo:font-style="normal" officeooo:rsid="00f8cccc" style:font-style-asian="normal" style:font-style-complex="normal"/>
    </style:style>
    <style:style style:name="T63" style:family="text">
      <style:text-properties fo:font-style="normal" officeooo:rsid="00f9731b" style:font-style-asian="normal" style:font-style-complex="normal"/>
    </style:style>
    <style:style style:name="T64" style:family="text">
      <style:text-properties fo:font-style="normal" officeooo:rsid="00fa21ab" style:font-style-asian="normal" style:font-style-complex="normal"/>
    </style:style>
    <style:style style:name="T65" style:family="text">
      <style:text-properties fo:font-style="normal" officeooo:rsid="00faa18c" style:font-style-asian="normal" style:font-style-complex="normal"/>
    </style:style>
    <style:style style:name="T66" style:family="text">
      <style:text-properties fo:font-style="normal" officeooo:rsid="00fe8f72" style:font-style-asian="normal" style:font-style-complex="normal"/>
    </style:style>
    <style:style style:name="T67" style:family="text">
      <style:text-properties fo:font-style="normal" officeooo:rsid="0102ff8a" style:font-style-asian="normal" style:font-style-complex="normal"/>
    </style:style>
    <style:style style:name="T68" style:family="text">
      <style:text-properties fo:font-style="normal" officeooo:rsid="010352e1" style:font-style-asian="normal" style:font-style-complex="normal"/>
    </style:style>
    <style:style style:name="T69" style:family="text">
      <style:text-properties fo:font-style="normal" officeooo:rsid="0104c98b" style:font-style-asian="normal" style:font-style-complex="normal"/>
    </style:style>
    <style:style style:name="T70" style:family="text">
      <style:text-properties fo:font-style="normal" officeooo:rsid="01062d16" style:font-style-asian="normal" style:font-style-complex="normal"/>
    </style:style>
    <style:style style:name="T71" style:family="text">
      <style:text-properties fo:font-style="normal" officeooo:rsid="0109a583" style:font-style-asian="normal" style:font-style-complex="normal"/>
    </style:style>
    <style:style style:name="T72" style:family="text">
      <style:text-properties fo:font-style="normal" officeooo:rsid="010ae32d" style:font-style-asian="normal" style:font-style-complex="normal"/>
    </style:style>
    <style:style style:name="T73" style:family="text">
      <style:text-properties fo:font-style="normal" officeooo:rsid="010c510f" style:font-style-asian="normal" style:font-style-complex="normal"/>
    </style:style>
    <style:style style:name="T74" style:family="text">
      <style:text-properties fo:font-style="normal" officeooo:rsid="010720ef" style:font-style-asian="normal" style:font-style-complex="normal"/>
    </style:style>
    <style:style style:name="T75" style:family="text">
      <style:text-properties fo:font-style="normal" officeooo:rsid="0117a341" style:font-style-asian="normal" style:font-style-complex="normal"/>
    </style:style>
    <style:style style:name="T76" style:family="text">
      <style:text-properties fo:font-style="normal" officeooo:rsid="011937fe" style:font-style-asian="normal" style:font-style-complex="normal"/>
    </style:style>
    <style:style style:name="T77" style:family="text">
      <style:text-properties fo:font-style="normal" officeooo:rsid="011a4804" style:font-style-asian="normal" style:font-style-complex="normal"/>
    </style:style>
    <style:style style:name="T78" style:family="text">
      <style:text-properties fo:font-style="normal" officeooo:rsid="01824f46" style:font-style-asian="normal" style:font-style-complex="normal"/>
    </style:style>
    <style:style style:name="T79" style:family="text">
      <style:text-properties fo:font-style="normal" officeooo:rsid="0183bfbd" style:font-style-asian="normal" style:font-style-complex="normal"/>
    </style:style>
    <style:style style:name="T80" style:family="text">
      <style:text-properties fo:font-style="normal" officeooo:rsid="018418a9" style:font-style-asian="normal" style:font-style-complex="normal"/>
    </style:style>
    <style:style style:name="T81" style:family="text">
      <style:text-properties fo:font-style="normal" officeooo:rsid="01bc80a4" style:font-style-asian="normal" style:font-style-complex="normal"/>
    </style:style>
    <style:style style:name="T82" style:family="text">
      <style:text-properties fo:font-style="normal" officeooo:rsid="01be20db" style:font-style-asian="normal" style:font-style-complex="normal"/>
    </style:style>
    <style:style style:name="T83" style:family="text">
      <style:text-properties officeooo:rsid="00f2ebe6"/>
    </style:style>
    <style:style style:name="T84" style:family="text">
      <style:text-properties officeooo:rsid="00f439ae"/>
    </style:style>
    <style:style style:name="T85" style:family="text">
      <style:text-properties officeooo:rsid="0102ce28"/>
    </style:style>
    <style:style style:name="T86" style:family="text">
      <style:text-properties officeooo:rsid="010dc65e"/>
    </style:style>
    <style:style style:name="T87" style:family="text">
      <style:text-properties officeooo:rsid="011309fb"/>
    </style:style>
    <style:style style:name="T88" style:family="text">
      <style:text-properties officeooo:rsid="011c28fe"/>
    </style:style>
    <style:style style:name="T89" style:family="text">
      <style:text-properties officeooo:rsid="01271979"/>
    </style:style>
    <style:style style:name="T90" style:family="text">
      <style:text-properties officeooo:rsid="0134f828"/>
    </style:style>
    <style:style style:name="T91" style:family="text">
      <style:text-properties officeooo:rsid="0146cd3a"/>
    </style:style>
    <style:style style:name="T92" style:family="text">
      <style:text-properties officeooo:rsid="0149e1e2"/>
    </style:style>
    <style:style style:name="T93" style:family="text">
      <style:text-properties officeooo:rsid="0155a47e"/>
    </style:style>
    <style:style style:name="T94" style:family="text">
      <style:text-properties officeooo:rsid="01561dcf"/>
    </style:style>
    <style:style style:name="T95" style:family="text">
      <style:text-properties officeooo:rsid="015823cf"/>
    </style:style>
    <style:style style:name="T96" style:family="text">
      <style:text-properties officeooo:rsid="016d47fb"/>
    </style:style>
    <style:style style:name="T97" style:family="text">
      <style:text-properties officeooo:rsid="017291a6"/>
    </style:style>
    <style:style style:name="T98" style:family="text">
      <style:text-properties officeooo:rsid="0177f760"/>
    </style:style>
    <style:style style:name="T99" style:family="text">
      <style:text-properties officeooo:rsid="01781f39"/>
    </style:style>
    <style:style style:name="T100" style:family="text">
      <style:text-properties officeooo:rsid="01793e47"/>
    </style:style>
    <style:style style:name="T101" style:family="text">
      <style:text-properties officeooo:rsid="017e53f8"/>
    </style:style>
    <style:style style:name="T102" style:family="text">
      <style:text-properties officeooo:rsid="0186915d"/>
    </style:style>
    <style:style style:name="T103" style:family="text">
      <style:text-properties officeooo:rsid="018bd040"/>
    </style:style>
    <style:style style:name="T104" style:family="text">
      <style:text-properties officeooo:rsid="018d1532"/>
    </style:style>
    <style:style style:name="T105" style:family="text">
      <style:text-properties officeooo:rsid="01915230"/>
    </style:style>
    <style:style style:name="T106" style:family="text">
      <style:text-properties officeooo:rsid="01960217"/>
    </style:style>
    <style:style style:name="T107" style:family="text">
      <style:text-properties officeooo:rsid="01998dff"/>
    </style:style>
    <style:style style:name="T108" style:family="text">
      <style:text-properties officeooo:rsid="01a169aa"/>
    </style:style>
    <style:style style:name="T109" style:family="text">
      <style:text-properties officeooo:rsid="01a5a226"/>
    </style:style>
    <style:style style:name="T110" style:family="text">
      <style:text-properties officeooo:rsid="01a7fd66"/>
    </style:style>
    <style:style style:name="T111" style:family="text">
      <style:text-properties officeooo:rsid="01aaf239"/>
    </style:style>
    <style:style style:name="T112" style:family="text">
      <style:text-properties officeooo:rsid="01acde1d"/>
    </style:style>
    <style:style style:name="T113" style:family="text">
      <style:text-properties officeooo:rsid="01ae0097"/>
    </style:style>
    <style:style style:name="T114" style:family="text">
      <style:text-properties officeooo:rsid="01b91934"/>
    </style:style>
    <style:style style:name="T115" style:family="text">
      <style:text-properties officeooo:rsid="01baee16"/>
    </style:style>
    <style:style style:name="T116" style:family="text">
      <style:text-properties officeooo:rsid="01c1271a"/>
    </style:style>
    <style:style style:name="T117" style:family="text">
      <style:text-properties officeooo:rsid="01c74f20"/>
    </style:style>
    <style:style style:name="T118" style:family="text">
      <style:text-properties officeooo:rsid="01c9324d"/>
    </style:style>
    <style:style style:name="T119" style:family="text">
      <style:text-properties officeooo:rsid="01ca52e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in from a <text:span text:style-name="T1">wound</text:span> that plunged deep into Liam's abdomen touched off a scream in his brain that caused Liam's other senses to dim, and he knew there would be no getting up from this injury. <text:span text:style-name="T2">His </text:span>assailant stabbed him again and again, but his brain <text:span text:style-name="T4">was not taking notice of</text:span> <text:span text:style-name="T3">these later catastrophes</text:span>. <text:span text:style-name="T5">Each was only a dull remark dispatched to channels of nerves whose upper ends had no one listening; <text:s/>the former injury alone remained meaningful, and it was seared indelibly into his consciousness. But his consciousness, Liam knew, would soon fade and take with it the all-consuming agony. Wait for it... wait for it...</text:span></text:p>
      <text:p text:style-name="P2">And <text:span text:style-name="T6">then things really began to fade to black. It wouldn't be long now before the unpleasant sensation, all sensations, were extinguished completely. Liam knew this from experience. But he also knew that the lights couldn't stay off for long.</text:span></text:p>
      <text:p text:style-name="P3">Black<text:span text:style-name="T8">ness</text:span>.</text:p>
      <text:p text:style-name="P4">Then <text:span text:style-name="T7">an explosion of shrieking violence pulling him backward and down at the speed of thought. It presented the image of an old-fashioned musket ball crashing through Liam's face and dashing his brains, but instead of incapacitating him, it only awakened him to a reality he'd rather not face, just as it had done three times before. Liam squeezed his eyes tight and turned his face --- he couldn't tell which way --- and vomited. The ground was beneath him, he was sitting on a floor of some sort with a wall against his back; he was sure of it, yet he felt so unbalanced that he couldn't swear he weren't also falling. Yes, yes, he was. Half a second later, he was lying face down in his own sick.</text:span></text:p>
      <text:p text:style-name="P5">He pushed himself up slightly on his hands, and his arms trembled under his weight. <text:span text:style-name="T9">His hearing resolved to the sound of bitter laughter. His vision resolved a moment later. The laughing man, for man he was, seemed not to be having fun at Liam's expense but rather could not suppress a pitying laugh only because he had lost the power to weep.</text:span></text:p>
      <text:p text:style-name="P5">“<text:span text:style-name="T10">Jest got here from Hell 3, didjer?” he said in a gravelly voice.</text:span></text:p>
      <text:p text:style-name="P6">That was a stupid question, <text:span text:style-name="T11">thought Liam. Where else could he have come from? But at least it wasn't as stupid as 'How are you?' would have been. Liam sighed and studied his audience briefly. The man had a large, wart-studded nose above a swath of uneven stubble. His eyes were sunked in a creased face under thin eyebrows. Much of the personage was hidden by a mousy, coarse cloak that fitted him like a bedsheet. In fact, it was more likely a bed covering or table cloth by design than an intended human garment. To the sides of his face, wiry salt-and-pepper hair poked out of the mousy cowl. He extended a hand prematurely spotted with brown and white and red, which would have been meant in welcome if 'welcome' even made sense in this place.</text:span></text:p>
      <text:p text:style-name="P7">Liam gave him a short nod and then vomitted over the proffered hand <text:span text:style-name="T12">and </text:span>down his <text:span text:style-name="T13">own </text:span>front. <text:span text:style-name="T14">Throwing up twice was something new. Liam wondered if this was a new affliction from the new level. And that made him wonder for a moment what he looked like now. Every level brought with it some new blemishes or deformities: on reaching Hell 3, he had gotten boils between his shoulder blades, which made it difficult to carry a pack. Acne and a dropped knuckle greeted him at that time as well. He was in no mood to look himself over yet, though. Just adjusting to the idea that he had really fallen from Hell 3 was going to take a few days, he guessed.</text:span></text:p>
      <text:p text:style-name="P7">“<text:span text:style-name="T15">Sorry,” Liam coughed.</text:span></text:p>
      <text:p text:style-name="P7">“<text:span text:style-name="T16">No matter,” said the stranger, but he sounded understandably disappointed. Then, “Do you know where you are?”</text:span></text:p>
      <text:p text:style-name="P8">Liam half expected him to say, 'You're in the jungle, baby. You're gonna die,' and he could only look up gormlessly for an answer.</text:p>
      <text:p text:style-name="P8"><text:soft-page-break/>“<text:span text:style-name="T17">You're in my pad,” said the stranger with a gap-toothed smile. “I'm Andy.”</text:span></text:p>
      <text:p text:style-name="P9">Andy was decidedly friendly in manner, <text:span text:style-name="T18">something unusual but not unseen in the Hell levels Liam had inhabited theretofore.</text:span></text:p>
      <text:p text:style-name="P9">“<text:span text:style-name="T19">Liam.”</text:span></text:p>
      <text:p text:style-name="P9">“<text:span text:style-name="T19">Good to know you, Liam. Listen, I have an extra futon here. If you want it it's yours.”</text:span></text:p>
      <text:p text:style-name="P9">“<text:span text:style-name="T24">You're not afraid I might kill you in your sleep?” Liam asked, surprised.</text:span></text:p>
      <text:p text:style-name="P9">“<text:span text:style-name="T25">Is that a joke? This is Andy's strategy to ensure you </text:span><text:span text:style-name="T26">don't</text:span><text:span text:style-name="T29"> kill me in me sleep.” </text:span><text:span text:style-name="T30">Oh. It began to make sense to Liam. Andy spelled it out, though: “If what's mine is yours, you profit nothing from killing me. Now night's coming on, and </text:span><text:span text:style-name="T31">I have the only shelter and food you've seen since you reached this level.”</text:span></text:p>
      <text:p text:style-name="P9"><text:span text:style-name="T31">“</text:span><text:span text:style-name="T32">You have food?” Liam picked up on the thread quickly.</text:span></text:p>
      <text:p text:style-name="P9"><text:span text:style-name="T32">“Well... no. </text:span><text:span text:style-name="T34">It-it's not really safe to keep food in store, you know. </text:span><text:span text:style-name="T33">We'll scrounge up some in the morning.</text:span><text:span text:style-name="T32">”</text:span></text:p>
      <text:p text:style-name="P12"><text:span text:style-name="T32">L</text:span><text:span text:style-name="T28">iam sighed. 'Scrounge' was never a figure of speech in Hell.</text:span></text:p>
      <text:p text:style-name="P13"><text:span text:style-name="T28">Liam took in Andy's little hovel, </text:span><text:span text:style-name="T35">a </text:span><text:span text:style-name="T36">pressboard shack whose sides were bent and near to buckling from exposure to moisture. The roof was corrugated tin. </text:span><text:span text:style-name="T37">There were no fixtures, no cupboards or cabinets. </text:span><text:span text:style-name="T38">In opposite corners of the shack </text:span><text:span text:style-name="T39">lay strewn </text:span><text:span text:style-name="T40">rats nests of decomposing </text:span><text:span text:style-name="T46">wrappage</text:span><text:span text:style-name="T40">. </text:span><text:span text:style-name="T45">In the dying light through holes in the roof and walls, it was difficult to see, but Liam guessed that they were nearly equal parts blanket and vermin. </text:span><text:span text:style-name="T40">These must have been the futons which Andy had in mind; there was nothing else at all in the shack. </text:span><text:span text:style-name="T41">Liam could well imagine that the poverty of the hovel </text:span><text:span text:style-name="T42">forced equilibrium on Andy's freehandedness with it. It must be the only thing keeping the </text:span><text:span text:style-name="T43">house from being overrun. </text:span><text:span text:style-name="T44">Liam supposed that there were homes such as this back on Hell 3, but he had never inhabited on</text:span><text:span text:style-name="T47">e</text:span><text:span text:style-name="T44"> this bad.</text:span></text:p>
      <text:p text:style-name="P14"><text:span text:style-name="T28">Andy saw Liam eyeing the bed and guestured him to make free with it. Liam gulped a breath surreptitiously and gingerly lowered himself onto the </text:span><text:span text:style-name="T48">bedding.</text:span></text:p>
      <text:p text:style-name="P14"><text:span text:style-name="T48">“</text:span><text:span text:style-name="T49">Where's your last roommate now?” Liam asked. He hoped </text:span><text:span text:style-name="T50">Andy's roommates tended to move quickly into better accomodations</text:span><text:span text:style-name="T49">.</text:span></text:p>
      <text:p text:style-name="P15"><text:span text:style-name="T49">A</text:span><text:span text:style-name="T28">ndy sighed. “Hell 5. If he's lucky. </text:span><text:span text:style-name="T51">Jest lost 'im.</text:span><text:span text:style-name="T28">” </text:span><text:span text:style-name="T52">Liam didn't feel like talking further </text:span><text:span text:style-name="T53">until morning</text:span><text:span text:style-name="T52">. </text:span><text:span text:style-name="T55">He didn't like to think about falling down levels, and h</text:span><text:span text:style-name="T54">e was grateful that </text:span><text:span text:style-name="T55">Andy hadn't drawn him into conversation about his own recent death. </text:span><text:span text:style-name="T56">Both men squeezed their eyes </text:span><text:span text:style-name="T57">after the manner of children who hope that the terrors in the dark can be avoided if only they are never seen.</text:span></text:p>
      <text:p text:style-name="P16"><text:span text:style-name="T28">When morning brought another sentence of accursed wakefulness, Liam found Andy already up but not quite on his feet: Andy was on his knees and facing the wall away from Liam. Praying. That decided it: Andy was one of those religious </text:span><text:span text:style-name="T59">wishers</text:span><text:span text:style-name="T28"> </text:span><text:span text:style-name="T58">who believed that by committing enough good works he could move up to shallower levels.</text:span></text:p>
      <text:p text:style-name="P17"><text:span text:style-name="T28">Liam's thoughts and Andy's prayer were interrupted by the noisy scraping of the door panel being dragged from its place. A </text:span><text:span text:style-name="T60">doughy </text:span><text:span text:style-name="T61">figure silhouetted in the aperture</text:span><text:span text:style-name="T60"> leaned the door against the side of the shack then poked her head inside.</text:span></text:p>
      <text:p text:style-name="P17"><text:span text:style-name="T60">“</text:span><text:span text:style-name="T61">Andy!” she greeted.</text:span></text:p>
      <text:p text:style-name="P39">“Nina!”</text:p>
      <text:p text:style-name="P18">Nina forced her way inside, and in the <text:span text:style-name="T83">dimness of the shack, Liam detected a porcine face with blotchy skin and thin facial hair.</text:span></text:p>
      <text:p text:style-name="P18"><text:soft-page-break/>“<text:span text:style-name="T84">And who is this?” she asked excitedly, turning to Liam.</text:span></text:p>
      <text:p text:style-name="P19">Liam grimaced but tried to twist it into a smile.</text:p>
      <text:p text:style-name="P19">“This is Liam, who jest arrived last night,” Andy introduced. “Liam, this is Nina, <text:span text:style-name="T61">My sistress from another mistress.”</text:span></text:p>
      <text:p text:style-name="P19"><text:span text:style-name="T61">“</text:span><text:span text:style-name="T62">Are you actually---” Liam began.</text:span></text:p>
      <text:p text:style-name="P19"><text:span text:style-name="T62">Nina answered, “Oh, no. He just makes that joke because we are of the same church. </text:span><text:span text:style-name="T63">Oh, you </text:span><text:span text:style-name="T27">must</text:span><text:span text:style-name="T63"> join us to church on Sunday.</text:span><text:span text:style-name="T62">”</text:span></text:p>
      <text:p text:style-name="P20"><text:span text:style-name="T62">I</text:span><text:span text:style-name="T28">t made Liam uncomfortable to </text:span><text:span text:style-name="T64">consider. He had only just arrived, and he wished he could get his bearings before dipping his toes in religion </text:span><text:span text:style-name="T66">or chuch</text:span><text:span text:style-name="T64">. Love it or hate it, in or out, few subjects elictied stronger opinions and emotions from the </text:span><text:span text:style-name="T65">inhabitants of Hell</text:span><text:span text:style-name="T64">. </text:span><text:span text:style-name="T67">But he knew that Nina and Andy weren't likely to take a 'no' easily; anyone who cared about his church enough to invite you to it seemed to think that 'saving' a stranger by getting him to join your church was the ultimate good that a soul in Hell could achieve, </text:span><text:span text:style-name="T68">a good work that was worth more karma points than any other.</text:span></text:p>
      <text:p text:style-name="P20"><text:span text:style-name="T68">“</text:span><text:span text:style-name="T69">Uh... yeah. Okay,” Liam said unenthusiastically. </text:span><text:span text:style-name="T70">He didn't intend to room with Andy for too long anyway, so when he eventually found a place of his own, it would probably be </text:span><text:span text:style-name="T76">no great insult</text:span><text:span text:style-name="T75"> to </text:span><text:span text:style-name="T77">just </text:span><text:span text:style-name="T75">drop off the radar</text:span><text:span text:style-name="T70">. N</text:span><text:span text:style-name="T74">ot that Liam was against church or anything; </text:span><text:span text:style-name="T71">only, </text:span><text:span text:style-name="T72">the kinds of people who attended church in Hell had never seemed like his kind of people, </text:span><text:span text:style-name="T73">and he didn't relish the thought of communing with them, Nina and Andy included.</text:span></text:p>
      <text:p text:style-name="P20">“<text:span text:style-name="T86">Terrific,” said Andy, and he rubbed his grimy, spotted hands together. “Now let's see about some breakfast!”</text:span></text:p>
      <text:p text:style-name="P22">Liam pulled on his shoes and winced with pain. <text:span text:style-name="T87">Apparently Hell 4 had brought with it ingrown toenails. There was no point in examining them or attempting treatment. Nothing ever healed here. Nothing ever improved.</text:span></text:p>
      <text:p text:style-name="P23">'Breakfast' mean rooting through garbage, rusty dumpsters mostly, in search of edibles. <text:span text:style-name="T88">One bit of hospitality which Hell offered which could not be found on Earth was a seemingly magical restocking of the garbage supply. Liam had no idea who was filling the waste bins and back alleys of Hell, but it was a good thing that the job was carried out because so many of the common people were compelled to find their sustenance in the piles of refuse. From the garbage too came most of the building materials for the common folk's housing. But the garbage was a mixed blessing at best: the garbage stank horribly and fomented parasites, and its unstoppable replenishment meant that no one could ever really clean up his little piece of Hell.</text:span></text:p>
      <text:p text:style-name="P24">Nina led the way down the block <text:span text:style-name="T89">and cast surveying looks at several open dumpsters and piles of waste <text:s/>at the roadside. It was hard to tell where best to look for food or anything of value because garbage deposits were not restocked at reliable intervals, and neither was their quality consistent from one month to the next. A mound of garbage which had been fruitful for a year might dry up overnight.</text:span></text:p>
      <text:p text:style-name="P24">“<text:span text:style-name="T97">Have you heard from Josh?” Andy asked.</text:span></text:p>
      <text:p text:style-name="P24">“<text:span text:style-name="T98">No, but I heard from Mary,” said Nina.</text:span></text:p>
      <text:p text:style-name="P24">“<text:span text:style-name="T99">That doesn't sound good. What happened to Josh?”</text:span></text:p>
      <text:p text:style-name="P24">“<text:span text:style-name="T99">Fell on a bullet. Down at the tire fire.”</text:span></text:p>
      <text:p text:style-name="P24">“<text:span text:style-name="T100">Hmph. Asking for trouble.”</text:span></text:p>
      <text:p text:style-name="P24"><text:soft-page-break/>“<text:span text:style-name="T100">More than likely wanted to join up with Don Favarro.”</text:span></text:p>
      <text:p text:style-name="P24">“<text:span text:style-name="T101">I wish Favarro'd fall to 5.”</text:span></text:p>
      <text:p text:style-name="P24">“<text:span text:style-name="T101">Cut off the head, and two more will take its place. Just lead to another war for succession.”</text:span></text:p>
      <text:p text:style-name="P25">The trio passed a number of <text:span text:style-name="T90">the forlorn damned who had perhaps given up on this neverending hunt for sustenance. Gaunt and motionless, they lay under cardboard blankets or wrapped in crumpled newspapers, wasting away until either starvation or ravenous vermin put out their lights and they were whisked away to a deeper Hell. There were people like them in the other levels Liam had seen, but perhaps they grew more numerous the lower one descended.</text:span></text:p>
      <text:p text:style-name="P20">“<text:span text:style-name="T91">Here's a likely spot!” announced Nina cheerfully, and she patted a metal dumpster. It reverberated only quietly because it was heavy with refuse. Andy linked his hands to give Nina a boost up and over the metal side, then Liam.</text:span></text:p>
      <text:p text:style-name="P26">Atop the trash, Andy found a long beam from a bedframe and used it to lever <text:span text:style-name="T92">heavy pieces of waste out of the way. Nina and Liam picked up handfuls of detritus, inspected it, and cast the dross over the steel wall onto the ground below. Most of what Liam found was empty vessels: this one for laundry detergent, this one for machine oil, this one for rotgut. Some of the garbage he decided he could use to make himself some shinguards, which would faciliate dumpster diving in future. These pieces he tossed into the corner of the alley for later collection.</text:span></text:p>
      <text:p text:style-name="P27">“Paydirt!” Andy crowed and lifted what looked like a dingy kitchen sponge from the pile.</text:p>
      <text:p text:style-name="P27">It was in fact a kitchen sponge. Andy nibbled for a few moments and passed it to Nina who took her share before passing it to Liam.</text:p>
      <text:p text:style-name="P27">Liam wrinkled his nose. Nina and Andy weren't actually biting the inedible synthetic sponge but the horde of maggots that teemed over its surface. <text:span text:style-name="T93">Liam wasn't going to complain, though; unless you were a person of station, e</text:span>nto<text:span text:style-name="T119">mophagy </text:span>was something you <text:span text:style-name="T118">learned to accept</text:span> on Hell 1, <text:span text:style-name="T94">and Liam had gotten through many months with bugs as a staple. He sucked down a few bites of maggots and passed the sponge back to Andy for another round.</text:span></text:p>
      <text:p text:style-name="P28">Finding food at this rate was slow going. The trio tried a few more trash piles that morning. And they did the same thing in the afternoon. And they did the same thing the next day. <text:span text:style-name="T95">There were a number of ways to eke out an existence in Hell, but this was pretty much the only option available to the minimalist types: those who wanted to avoid violence and who never aspired to any power over their fellow souls.</text:span></text:p>
      <text:p text:style-name="P40">It was pretty much how Liam expected to keep going until he should manage to come into a weapon and complete a set of protective clothing. He had left behind a wooden bat on Hell 3, but he knew he'd have to work his way upward by increments. He'd be ready to move out of Andy's if he could only get his hands on a metal fork and some leatherwear.</text:p>
      <text:p text:style-name="P29">Sunday came and <text:span text:style-name="T96">offered a break in the routine because Andy and Nina wouldn't let Liam do work on the Sabbath. Since it wasn't safe to store food in preparation for Sunday, that mean fasting all day, and if nothing else, that was reason enough for Liam to prefer a life without religion. Nevertheless, he tolerated a day without food in Hell better than he could have done it on Earth. No one in Hell was a stranger to hunger; it was kind of like a background noise that was always a little bit irritating but grew marginally louder on Sundays.</text:span></text:p>
      <text:p text:style-name="P30"><text:span text:style-name="T73">W</text:span><text:span text:style-name="T28">ith work forsworn and play unheard of in this life, there was no reason not to spend the whole day at church, so </text:span><text:span text:style-name="T78">Andy and Nina and a couple more of their nearby friends dragged </text:span><text:span text:style-name="T79">Liam to the “</text:span><text:span text:style-name="T80">church </text:span><text:soft-page-break/><text:span text:style-name="T80">house.”</text:span></text:p>
      <text:p text:style-name="P21"><text:span text:style-name="T22">T</text:span>here <text:span text:style-name="T85">was a variety</text:span> of churches in <text:span text:style-name="T85">every level of </text:span>Hell <text:span text:style-name="T85">Liam had seen</text:span>. A lot of <text:span text:style-name="T23">C</text:span>hristian churches, some <text:span text:style-name="T23">J</text:span>ewish synagogues, some <text:span text:style-name="T23">M</text:span>uslim <text:span text:style-name="T21">mosques, and an abundance of far eastern temples which Liam couldn't distinguish from one another. And of course, there were a few churches that had no parallel on Earth. These new churches were the only ones that made much sense to Liam: no religion on Earth had accurately predicted the way Hell worked, so it stood to reason that a church founded down here, based on actual knowledge of the afterlife, was going to steer a person better than those Earth-based religions could do. Even so, most of the new churches Liam heard about drew inspiration from Christianity somehow. Probably because Christians seem to talk about Hell as a real place more than other religious folk do.</text:span></text:p>
      <text:p text:style-name="P31">This church, like all others in Hell, was <text:span text:style-name="T102">indistinguishable from any other rundown and repurposed building except for the indentifier on the door: a big, white lettering reading 'church'. Crude but effective. It sent the message: “We don't care what your faith is, we want you here.”</text:span></text:p>
      <text:p text:style-name="P11"><text:span text:style-name="T103">In keeping with the aspect of the outside, t</text:span>he interior of the church hardly looked like a church at all. <text:span text:style-name="T103">In fairness</text:span>, Liam had precious little <text:span text:style-name="T104">with which </text:span>to compare; he hadn't been inside a church since Hell 1, and as destitute as furnishings had been on Hell 1, <text:span text:style-name="T106">materials</text:span> were considerably <text:span text:style-name="T106">scanter</text:span> on Hell 4. So the ugliness of the church couldn't help but stand out to Liam. <text:span text:style-name="T105">There was no decore except for plastic grocery bags hanging from the walls like banners raised in worship of hyperconsumption and nonbiodegradable waste. Better decoration than earth-friendly waste would have been, though, Liam supposed.</text:span></text:p>
      <text:p text:style-name="P32">And at least there were some lights that were probably supposed to be votive candles and one long sacramental table, noticeably devoid of bread and wine, but Liam never would have expected any luxury like that.</text:p>
      <text:p text:style-name="P33">The religious folk, including Andy and Nina, greeted each other warml<text:span text:style-name="T107">y. Liam tried to be polite but maintained his distance when Andy introduced him about. There was nothing interesting for him to discuss with them. He didn't know any of the people or places they talked about, after all. It could only come down to a ridiculous 'Oh, what are you doing lately?' 'Oh, me? I'm digging through garbage, living in garbage, and eating garbage.' 'Do you know, I have a neighbour who's in the same line of work! You two should get together for tea, only there isn't any tea, and there ___ well isn't any cake because we're in Hell.'</text:span></text:p>
      <text:p text:style-name="P10">“Take the hands of your brothers and sisters,” <text:span text:style-name="T108">someone directed. Liam noticed that the other voices had fallen silent, and the entire assemblage, some ten individuals, were gradually coalescing into a circle. He joined them and took the hands of the people on either side. One of them was dry and pebbly; the other was adorned with leaking pustules. Liam grimaced.</text:span></text:p>
      <text:p text:style-name="P34">Everyone around him bowed their heads. Liam dipped his brow, but he kept his eyes open and surveyed the gathering with a sigh. <text:span text:style-name="T109">The speaker who had called them to join hands commenced a prayer:</text:span></text:p>
      <text:p text:style-name="P35">“Our lord, we pray your mercy and hope <text:span text:style-name="T20">in your </text:span>pleas<text:span text:style-name="T20">ure</text:span> to win at least some measure of <text:span text:style-name="T110">reduction in your wrath, even until we may ascend from this Hell to a place where we may serve you better....” It was pretty much like Liam would have expected if he had given much thought to imagining how his Sunday would go. “...All things for your glory....” Of course. Can't have a prayer service without the word 'glory'. “...And in your service and for your hunger, we offer you the soul of this damned---”</text:span></text:p>
      <text:p text:style-name="P36">That wasn't right. Liam<text:span text:style-name="T111">'s head snapped upward</text:span>, and immediately <text:span text:style-name="T112">he </text:span>felt the grips around his hands tighten. He tried to pull free, but his strugges only cut the prayer short, and the rest of the circle moved <text:soft-page-break/>to restrain him.</text:p>
      <text:p text:style-name="P36">“<text:span text:style-name="T113">Onto the table now!” somone shouted, and Liam felt hands closing about his legs. He kicked and fought, but in a few breaths he found himself face up upon the sacramental table and all the church members in a circle, holding him in place. One of them held aloft a crooked-edged knife and continued praying aloud.</text:span></text:p>
      <text:p text:style-name="P37">Down came the knife, and Liam <text:span text:style-name="T116">immediately knew </text:span>that there would be no walking away from this <text:span text:style-name="T117">one</text:span>. <text:span text:style-name="T114">The knife rose, dripping from the fresh wound, then fell again and again.</text:span></text:p>
      <text:p text:style-name="P37">“...<text:span text:style-name="T115">All things for your glory. All things in your service. All things in submission to you, our dark lord....”</text:span></text:p>
      <text:p text:style-name="P38">Bloody Hell, <text:span text:style-name="T28">Liam </text:span><text:span text:style-name="T81">thought. </text:span><text:span text:style-name="T82">He was not looking forward to level 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5T17:27:09.570935718</meta:creation-date>
    <meta:generator>LibreOffice/4.2.8.2$Linux_X86_64 LibreOffice_project/420m0$Build-2</meta:generator>
    <meta:editing-duration>PT4H38M54S</meta:editing-duration>
    <meta:editing-cycles>417</meta:editing-cycles>
    <dc:title>my default</dc:title>
    <dc:date>2015-05-02T15:59:33.292994170</dc:date>
    <meta:document-statistic meta:table-count="0" meta:image-count="0" meta:object-count="0" meta:page-count="6" meta:paragraph-count="71" meta:word-count="3207" meta:character-count="17855" meta:non-whitespace-character-count="14719"/>
    <meta:template xlink:type="simple" xlink:actuate="onRequest" xlink:title="my default" xlink:href="../../../../.config/libreoffice/4/user/template/my%20default.ott" meta:date="2015-04-25T17:27:09.143133422"/>
  </office:meta>
</office:document-meta>
</file>